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4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fo:font-size="16pt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□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□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Questionnaire projet</text:p>
      <text:p text:style-name="Standard"/>
      <text:p text:style-name="P11">1- Quel est votre sexe ?</text:p>
      <text:list xml:id="list3964572861579556376" text:style-name="L1">
        <text:list-item>
          <text:list>
            <text:list-item>
              <text:p text:style-name="P1">Homme ?</text:p>
            </text:list-item>
            <text:list-item>
              <text:p text:style-name="P1">Femme ?</text:p>
            </text:list-item>
            <text:list-item>
              <text:p text:style-name="P1">Autre ?</text:p>
            </text:list-item>
          </text:list>
        </text:list-item>
      </text:list>
      <text:p text:style-name="Standard"/>
      <text:p text:style-name="P8">2- Dans quelle tranche d'âge vous situez-vous ?</text:p>
      <text:list xml:id="list5783614666561636817" text:style-name="L2">
        <text:list-item>
          <text:list>
            <text:list-item>
              <text:p text:style-name="P2">Moins de 15 ans ?</text:p>
            </text:list-item>
            <text:list-item>
              <text:p text:style-name="P2">15 à 20 ans ?<text:tab/></text:p>
            </text:list-item>
            <text:list-item>
              <text:p text:style-name="P2">20 à 25 ans ?</text:p>
            </text:list-item>
            <text:list-item>
              <text:p text:style-name="P2">25 à 30 ans ?<text:tab/></text:p>
            </text:list-item>
            <text:list-item>
              <text:p text:style-name="P2">Plus de 30 ans ?</text:p>
            </text:list-item>
          </text:list>
        </text:list-item>
      </text:list>
      <text:p text:style-name="Standard"/>
      <text:p text:style-name="P8">3- Utilisez vous les réseaux sociaux ?</text:p>
      <text:list xml:id="list8890891725366905949" text:style-name="L3">
        <text:list-item>
          <text:list>
            <text:list-item>
              <text:p text:style-name="P3">Oui ?<text:tab/></text:p>
            </text:list-item>
            <text:list-item>
              <text:p text:style-name="P3">Non ?<text:tab/></text:p>
            </text:list-item>
          </text:list>
        </text:list-item>
      </text:list>
      <text:p text:style-name="Standard"/>
      <text:p text:style-name="Standard"><text:tab/><text:span text:style-name="T1">Si oui, lesquels ?</text:span></text:p>
      <text:list xml:id="list9129042687944222787" text:style-name="L4">
        <text:list-item>
          <text:list>
            <text:list-item>
              <text:list>
                <text:list-item>
                  <text:p text:style-name="P4">Facebook ?</text:p>
                  <text:list>
                    <text:list-item>
                      <text:list>
                        <text:list-header>
                          <text:p text:style-name="P9"><text:span text:style-name="T2">(Si coché) </text:span>La géolocalisation est-elle activée ?</text:p>
                          <text:list>
                            <text:list-item>
                              <text:list>
                                <text:list-item>
                                  <text:p text:style-name="P4">Oui ?<text:tab/></text:p>
                                </text:list-item>
                                <text:list-item>
                                  <text:p text:style-name="P4">Non ?<text:tab/></text:p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span text:style-name="T3">(Si coché)</text:span> <text:span text:style-name="T1">A quelle fréquence ?</text:span></text:p>
      <text:list xml:id="list7882158267415255581" text:style-name="L5">
        <text:list-item>
          <text:list>
            <text:list-item>
              <text:list>
                <text:list-item>
                  <text:list>
                    <text:list-item>
                      <text:p text:style-name="P5">Plusieurs fois par heure ?</text:p>
                    </text:list-item>
                    <text:list-item>
                      <text:p text:style-name="P5">Toutes les deux heures ?</text:p>
                    </text:list-item>
                    <text:list-item>
                      <text:p text:style-name="P5">Plusieurs fois par jour ?</text:p>
                    </text:list-item>
                    <text:list-item>
                      <text:p text:style-name="P5">Rarement ?<text:tab/></text:p>
                    </text:list-item>
                  </text:list>
                </text:list-item>
              </text:list>
            </text:list-item>
          </text:list>
        </text:list-item>
      </text:list>
      <text:list xml:id="list39608483" text:continue-list="list9129042687944222787" text:style-name="L4">
        <text:list-item>
          <text:list>
            <text:list-item>
              <text:list>
                <text:list-item>
                  <text:p text:style-name="P4">Twitter ?</text:p>
                  <text:list>
                    <text:list-item>
                      <text:list>
                        <text:list-header>
                          <text:p text:style-name="P9"><text:span text:style-name="T2">(Si coché)</text:span> La géolocalisation est-elle activée ?</text:p>
                          <text:list>
                            <text:list-item>
                              <text:list>
                                <text:list-item>
                                  <text:p text:style-name="P4">Oui ?<text:tab/></text:p>
                                </text:list-item>
                                <text:list-item>
                                  <text:p text:style-name="P4">Non ?<text:tab/></text:p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span text:style-name="T3">(Si coché)</text:span><text:span text:style-name="T1"> A quelle fréquence ?</text:span></text:p>
      <text:list xml:id="list39592460" text:continue-list="list7882158267415255581" text:style-name="L5">
        <text:list-item>
          <text:list>
            <text:list-item>
              <text:list>
                <text:list-item>
                  <text:list>
                    <text:list-item>
                      <text:p text:style-name="P5">Plusieurs fois par heure ?</text:p>
                    </text:list-item>
                    <text:list-item>
                      <text:p text:style-name="P5">Toutes les deux heures ?</text:p>
                    </text:list-item>
                    <text:list-item>
                      <text:p text:style-name="P5">Plusieurs fois par jour ?</text:p>
                    </text:list-item>
                    <text:list-item>
                      <text:p text:style-name="P5">Rarement ?<text:tab/><text:tab/></text:p>
                    </text:list-item>
                  </text:list>
                </text:list-item>
              </text:list>
            </text:list-item>
          </text:list>
        </text:list-item>
      </text:list>
      <text:list xml:id="list39603183" text:continue-list="list39608483" text:style-name="L4">
        <text:list-item>
          <text:list>
            <text:list-item>
              <text:list>
                <text:list-item>
                  <text:p text:style-name="P4">Instagram ?</text:p>
                  <text:list>
                    <text:list-item>
                      <text:list>
                        <text:list-header>
                          <text:p text:style-name="P9"><text:span text:style-name="T2">(Si coché)</text:span> La géolocalisation est-elle activée ?</text:p>
                          <text:list>
                            <text:list-item>
                              <text:list>
                                <text:list-item>
                                  <text:p text:style-name="P4">Oui ?</text:p>
                                </text:list-item>
                                <text:list-item>
                                  <text:p text:style-name="P4">Non ?</text:p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span text:style-name="T3">(Si coché)</text:span><text:span text:style-name="T1"> A quelle fréquence ?</text:span></text:p>
      <text:list xml:id="list39588004" text:continue-list="list39592460" text:style-name="L5">
        <text:list-item>
          <text:list>
            <text:list-item>
              <text:list>
                <text:list-item>
                  <text:list>
                    <text:list-item>
                      <text:p text:style-name="P5">Plusieurs fois par heure ?</text:p>
                    </text:list-item>
                    <text:list-item>
                      <text:p text:style-name="P5">Toutes les deux heures ?</text:p>
                    </text:list-item>
                    <text:list-item>
                      <text:p text:style-name="P5">Plusieurs fois par jour ?</text:p>
                    </text:list-item>
                    <text:list-item>
                      <text:p text:style-name="P5">Rarement ?</text:p>
                    </text:list-item>
                  </text:list>
                </text:list-item>
              </text:list>
            </text:list-item>
          </text:list>
        </text:list-item>
      </text:list>
      <text:list xml:id="list39589214" text:continue-list="list39603183" text:style-name="L4">
        <text:list-item>
          <text:list>
            <text:list-item>
              <text:list>
                <text:list-item>
                  <text:p text:style-name="P4">Autre :</text:p>
                </text:list-item>
              </text:list>
            </text:list-item>
          </text:list>
        </text:list-item>
      </text:list>
      <text:p text:style-name="P8"><text:soft-page-break/>4- Combien d'amis/followers avez-vous ?</text:p>
      <text:list xml:id="list312303613445618477" text:style-name="L6">
        <text:list-item>
          <text:list>
            <text:list-item>
              <text:p text:style-name="P6">0 à 100 ?</text:p>
            </text:list-item>
            <text:list-item>
              <text:p text:style-name="P6">100 à 500 ?</text:p>
            </text:list-item>
            <text:list-item>
              <text:p text:style-name="P6">500 à 1000 ?</text:p>
            </text:list-item>
            <text:list-item>
              <text:p text:style-name="P6">plus de 1000 ?</text:p>
            </text:list-item>
          </text:list>
        </text:list-item>
      </text:list>
      <text:p text:style-name="Standard"/>
      <text:p text:style-name="P8">5- Quel est, selon vous, votre niveau de maîtrise de google Maps ?</text:p>
      <text:list xml:id="list7437000706049344367" text:style-name="L7">
        <text:list-item>
          <text:list>
            <text:list-item>
              <text:p text:style-name="P7">Débutant ?</text:p>
            </text:list-item>
            <text:list-item>
              <text:p text:style-name="P7">Intermédiaire ?</text:p>
            </text:list-item>
            <text:list-item>
              <text:p text:style-name="P7">Plus élevé ?</text:p>
            </text:list-item>
          </text:list>
        </text:list-item>
      </text:list>
      <text:p text:style-name="Standard"/>
      <text:p text:style-name="P8">6- Avez-vous des craintes concernant les éventuelles dérives de l'application ?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di Cohen</meta:initial-creator>
    <meta:creation-date>2018-03-15T18:51:34.28</meta:creation-date>
    <meta:document-statistic meta:table-count="0" meta:image-count="0" meta:object-count="0" meta:page-count="2" meta:paragraph-count="53" meta:word-count="266" meta:character-count="1139"/>
    <dc:date>2018-03-15T19:40:55.87</dc:date>
    <dc:creator>Mehdi Cohen</dc:creator>
    <meta:editing-duration>PT2M5S</meta:editing-duration>
    <meta:editing-cycles>1</meta:editing-cycles>
    <meta:generator>OpenOffice/4.1.0$Win32 OpenOffice.org_project/410m18$Build-9764</meta:generator>
  </office:meta>
</office:document-meta>
</file>